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500000079F68F295982B3AD53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a2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.872cm" draw:z-index="0"><draw:image xlink:href="Pictures/10000201000002E500000079F68F295982B3AD53.png" xlink:type="simple" xlink:show="embed" xlink:actuate="onLoad" loext:mime-type="image/png"/></draw:frame></text:p>
      <text:p text:style-name="Standard">→<text:span text:style-name="T1"> orchestrateur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9T13:10:51.686398257</meta:creation-date>
    <meta:generator>LibreOffice/6.3.5.2$Linux_X86_64 LibreOffice_project/30$Build-2</meta:generator>
    <dc:date>2020-10-09T13:41:53.394762330</dc:date>
    <meta:editing-duration>PT31M2S</meta:editing-duration>
    <meta:editing-cycles>1</meta:editing-cycles>
    <meta:document-statistic meta:table-count="0" meta:image-count="1" meta:object-count="0" meta:page-count="1" meta:paragraph-count="1" meta:word-count="2" meta:character-count="15" meta:non-whitespace-character-count="14"/>
  </office:meta>
</office:document-meta>
</file>